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  <table:table-cell office:value-type="string" calcext:value-type="string">
            <text:p>Midterm 2 Scor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792875571281144" calcext:value-type="float">
            <text:p>0.792875571281144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]+[.F2]*0.3+0.15*[.D2]+0.15*[.E2]+0.25*[.H2]" office:value-type="float" office:value="0.880862671384343" calcext:value-type="float">
            <text:p>0.880862671384343</text:p>
          </table:table-cell>
          <table:table-cell table:formula="of:=[.I2]+0.03" office:value-type="float" office:value="0.910862671384343" calcext:value-type="float">
            <text:p>0.91086267138434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956766917293233" calcext:value-type="float">
            <text:p>0.95676691729323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3]+[.F3]*0.3+0.15*[.D3]+0.15*[.E3]+0.25*[.H3]" office:value-type="float" office:value="0.96603007518797" calcext:value-type="float">
            <text:p>0.96603007518797</text:p>
          </table:table-cell>
          <table:table-cell table:formula="of:=[.I3]+0.03" office:value-type="float" office:value="0.99603007518797" calcext:value-type="float">
            <text:p>0.996030075187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385574229691877" calcext:value-type="float">
            <text:p>0.385574229691877</text:p>
          </table:table-cell>
          <table:table-cell table:formula="of:=0.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0.25*[.D4]+0.25*[.E4]+0.25*[.F4]+0.25" office:value-type="float" office:value="0.791393557422969" calcext:value-type="float">
            <text:p>0.791393557422969</text:p>
          </table:table-cell>
          <table:table-cell table:formula="of:=[.I4]+0.03" office:value-type="float" office:value="0.821393557422969" calcext:value-type="float">
            <text:p>0.8213935574229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64012973610497" calcext:value-type="float">
            <text:p>0.86401297361049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5]+[.F5]*0.3+0.15*[.D5]+0.15*[.E5]+0.25*[.H5]" office:value-type="float" office:value="0.962203892083149" calcext:value-type="float">
            <text:p>0.962203892083149</text:p>
          </table:table-cell>
          <table:table-cell table:formula="of:=[.I5]+0.03" office:value-type="float" office:value="0.992203892083149" calcext:value-type="float">
            <text:p>0.9922038920831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0.790048651039363" calcext:value-type="float">
            <text:p>0.79004865103936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6]+[.F6]*0.3+0.15*[.D6]+0.15*[.E6]+0.25*[.H6]" office:value-type="float" office:value="0.887514595311809" calcext:value-type="float">
            <text:p>0.887514595311809</text:p>
          </table:table-cell>
          <table:table-cell table:formula="of:=[.I6]+0.03" office:value-type="float" office:value="0.917514595311809" calcext:value-type="float">
            <text:p>0.917514595311809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5266106442577" calcext:value-type="float">
            <text:p>0.875266106442577</text:p>
          </table:table-cell>
          <table:table-cell table:formula="of:=0.15" office:value-type="float" office:value="0.15" calcext:value-type="float">
            <text:p>0.15</text:p>
          </table:table-cell>
          <table:table-cell table:formula="of:=9/10" office:value-type="float" office:value="0.9" calcext:value-type="float">
            <text:p>0.9</text:p>
          </table:table-cell>
          <table:table-cell table:formula="of:=[.G7]+[.F7]*0.3+0.15*[.D7]+0.15*[.E7]+0.25*[.H7]" office:value-type="float" office:value="0.898579831932773" calcext:value-type="float">
            <text:p>0.898579831932773</text:p>
          </table:table-cell>
          <table:table-cell table:formula="of:=[.I7]+0.03" office:value-type="float" office:value="0.928579831932773" calcext:value-type="float">
            <text:p>0.9285798319327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594702196668141" calcext:value-type="float">
            <text:p>0.594702196668141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8]+[.F8]*0.3+0.15*[.D8]+0.15*[.E8]+0.25*[.H8]" office:value-type="float" office:value="0.869410659000442" calcext:value-type="float">
            <text:p>0.869410659000442</text:p>
          </table:table-cell>
          <table:table-cell table:formula="of:=[.I8]+0.03" office:value-type="float" office:value="0.899410659000442" calcext:value-type="float">
            <text:p>0.89941065900044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number-columns-repeated="8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12704555506413" calcext:value-type="float">
            <text:p>0.71270455550641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0]+[.F10]*0.3+0.15*[.D10]+0.15*[.E10]+0.25*[.H10]" office:value-type="float" office:value="0.906311366651924" calcext:value-type="float">
            <text:p>0.906311366651924</text:p>
          </table:table-cell>
          <table:table-cell table:formula="of:=[.I10]+0.03" office:value-type="float" office:value="0.936311366651924" calcext:value-type="float">
            <text:p>0.9363113666519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0.658167477517323" calcext:value-type="float">
            <text:p>0.65816747751732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1]+[.F11]*0.3+0.15*[.D11]+0.15*[.E11]+0.25*[.H11]" office:value-type="float" office:value="0.822450243255197" calcext:value-type="float">
            <text:p>0.822450243255197</text:p>
          </table:table-cell>
          <table:table-cell table:formula="of:=[.I11]+0.03" office:value-type="float" office:value="0.852450243255197" calcext:value-type="float">
            <text:p>0.8524502432551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271988795518207" calcext:value-type="float">
            <text:p>0.27198879551820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2]+[.F12]*0.3+0.15*[.D12]+0.15*[.E12]+0.25*[.H12]" office:value-type="float" office:value="0.742596638655462" calcext:value-type="float">
            <text:p>0.742596638655462</text:p>
          </table:table-cell>
          <table:table-cell table:formula="of:=[.I12]+0.03" office:value-type="float" office:value="0.772596638655462" calcext:value-type="float">
            <text:p>0.77259663865546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.942481203007519" calcext:value-type="float">
            <text:p>0.942481203007519</text:p>
          </table:table-cell>
          <table:table-cell table:formula="of:=0.15" office:value-type="float" office:value="0.15" calcext:value-type="float">
            <text:p>0.15</text:p>
          </table:table-cell>
          <table:table-cell table:formula="of:=9/10" office:value-type="float" office:value="0.9" calcext:value-type="float">
            <text:p>0.9</text:p>
          </table:table-cell>
          <table:table-cell table:formula="of:=[.G13]+[.F13]*0.3+0.15*[.D13]+0.15*[.E13]+0.25*[.H13]" office:value-type="float" office:value="0.939744360902256" calcext:value-type="float">
            <text:p>0.939744360902256</text:p>
          </table:table-cell>
          <table:table-cell table:formula="of:=[.I13]+0.03" office:value-type="float" office:value="0.969744360902256" calcext:value-type="float">
            <text:p>0.9697443609022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174611528822055" calcext:value-type="float">
            <text:p>0.17461152882205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4]+[.F14]*0.3+0.15*[.D14]+0.15*[.E14]+0.25*[.H14]" office:value-type="float" office:value="0.707383458646617" calcext:value-type="float">
            <text:p>0.707383458646617</text:p>
          </table:table-cell>
          <table:table-cell table:formula="of:=[.I14]+0.03" office:value-type="float" office:value="0.737383458646617" calcext:value-type="float">
            <text:p>0.7373834586466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8692319032876" calcext:value-type="float">
            <text:p>0.838692319032876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5]+[.F15]*0.3+0.15*[.D15]+0.15*[.E15]+0.25*[.H15]" office:value-type="float" office:value="0.935107695709863" calcext:value-type="float">
            <text:p>0.935107695709863</text:p>
          </table:table-cell>
          <table:table-cell table:formula="of:=[.I15]+0.03" office:value-type="float" office:value="0.965107695709863" calcext:value-type="float">
            <text:p>0.9651076957098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2917588087867" calcext:value-type="float">
            <text:p>0.87291758808786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6]+[.F16]*0.3+0.15*[.D16]+0.15*[.E16]+0.25*[.H16]" office:value-type="float" office:value="0.93187527642636" calcext:value-type="float">
            <text:p>0.93187527642636</text:p>
          </table:table-cell>
          <table:table-cell table:formula="of:=[.I16]+0.03" office:value-type="float" office:value="0.96187527642636" calcext:value-type="float">
            <text:p>0.961875276426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5/20" office:value-type="float" office:value="0.75" calcext:value-type="float">
            <text:p>0.75</text:p>
          </table:table-cell>
          <table:table-cell office:value-type="float" office:value="0.0504201680672269" calcext:value-type="float">
            <text:p>0.0504201680672269</text:p>
          </table:table-cell>
          <table:table-cell table:formula="of:=0.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0.25*[.D17]+0.25*[.E17]+0.25*[.F17]+0.25" office:value-type="float" office:value="0.670105042016807" calcext:value-type="float">
            <text:p>0.670105042016807</text:p>
          </table:table-cell>
          <table:table-cell table:formula="of:=[.I17]+0.03" office:value-type="float" office:value="0.700105042016807" calcext:value-type="float">
            <text:p>0.700105042016807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54416187527642" calcext:value-type="float">
            <text:p>0.854416187527642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8]+[.F18]*0.3+0.15*[.D18]+0.15*[.E18]+0.25*[.H18]" office:value-type="float" office:value="0.902324856258293" calcext:value-type="float">
            <text:p>0.902324856258293</text:p>
          </table:table-cell>
          <table:table-cell table:formula="of:=[.I18]+0.03" office:value-type="float" office:value="0.932324856258293" calcext:value-type="float">
            <text:p>0.9323248562582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730070765148165" calcext:value-type="float">
            <text:p>0.73007076514816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9]+[.F19]*0.3+0.15*[.D19]+0.15*[.E19]+0.25*[.H19]" office:value-type="float" office:value="0.93402122954445" calcext:value-type="float">
            <text:p>0.93402122954445</text:p>
          </table:table-cell>
          <table:table-cell table:formula="of:=[.I19]+0.03" office:value-type="float" office:value="0.96402122954445" calcext:value-type="float">
            <text:p>0.964021229544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30812324929972" calcext:value-type="float">
            <text:p>0.730812324929972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0]+[.F20]*0.3+0.15*[.D20]+0.15*[.E20]+0.25*[.H20]" office:value-type="float" office:value="0.893743697478991" calcext:value-type="float">
            <text:p>0.893743697478991</text:p>
          </table:table-cell>
          <table:table-cell table:formula="of:=[.I20]+0.03" office:value-type="float" office:value="0.923743697478992" calcext:value-type="float">
            <text:p>0.92374369747899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 table:formula="of:=24/25" office:value-type="float" office:value="0.96" calcext:value-type="float">
            <text:p>0.96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9296771340115" calcext:value-type="float">
            <text:p>0.83929677134011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1]+[.F21]*0.3+0.15*[.D21]+0.15*[.E21]+0.25*[.H21]" office:value-type="float" office:value="0.938289031402034" calcext:value-type="float">
            <text:p>0.938289031402034</text:p>
          </table:table-cell>
          <table:table-cell table:formula="of:=[.I21]+0.03" office:value-type="float" office:value="0.968289031402034" calcext:value-type="float">
            <text:p>0.9682890314020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0/20" office:value-type="float" office:value="0.5" calcext:value-type="float">
            <text:p>0.5</text:p>
          </table:table-cell>
          <table:table-cell office:value-type="float" office:value="0.402240896358543" calcext:value-type="float">
            <text:p>0.40224089635854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2]+[.F22]*0.3+0.15*[.D22]+0.15*[.E22]+0.25*[.H22]" office:value-type="float" office:value="0.709672268907563" calcext:value-type="float">
            <text:p>0.709672268907563</text:p>
          </table:table-cell>
          <table:table-cell table:formula="of:=[.I22]+0.03" office:value-type="float" office:value="0.739672268907563" calcext:value-type="float">
            <text:p>0.7396722689075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47201090962701" calcext:value-type="float">
            <text:p>0.847201090962701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3]+[.F23]*0.3+0.15*[.D23]+0.15*[.E23]+0.25*[.H23]" office:value-type="float" office:value="0.94816032728881" calcext:value-type="float">
            <text:p>0.94816032728881</text:p>
          </table:table-cell>
          <table:table-cell table:formula="of:=[.I23]+0.03" office:value-type="float" office:value="0.97816032728881" calcext:value-type="float">
            <text:p>0.97816032728881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1T15:12:12</meta:creation-date>
    <dc:date>2022-12-12T11:06:57.344709343</dc:date>
    <meta:editing-duration>PT7H33M39S</meta:editing-duration>
    <meta:editing-cycles>34</meta:editing-cycles>
    <meta:document-statistic meta:table-count="1" meta:cell-count="253" meta:object-count="0"/>
  </office:meta>
</office:document-meta>
</file>